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4.svm" manifest:media-type=""/>
  <manifest:file-entry manifest:full-path="Pictures/TablePreview3.svm" manifest:media-type=""/>
  <manifest:file-entry manifest:full-path="Pictures/TablePreview1.svm" manifest:media-type=""/>
  <manifest:file-entry manifest:full-path="Pictures/TablePreview2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Noto Sans CJK JP" svg:font-family="'Noto Sans CJK JP'" style:font-family-generic="roman" style:font-pitch="variable"/>
    <style:font-face style:name="Lohit Devanagari" svg:font-family="'Lohit Devanagari'" style:font-family-generic="system" style:font-pitch="variable"/>
    <style:font-face style:name="Noto Sans CJK JP1" svg:font-family="'Noto Sans CJK J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35cm" svg:stroke-color="#005828" svg:stroke-opacity="65%" draw:fill="solid" draw:fill-color="#00ea1c" draw:opacity="58%" draw:textarea-vertical-align="middle" draw:auto-grow-height="false" draw:fit-to-size="false" style:shrink-to-fit="false" fo:min-height="0.601cm" fo:min-width="5.655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solid" svg:stroke-width="0.035cm" svg:stroke-color="#660066" svg:stroke-opacity="65%" draw:fill="solid" draw:fill-color="#cc00cc" draw:opacity="58%" draw:textarea-vertical-align="middle" draw:auto-grow-height="false" draw:fit-to-size="false" style:shrink-to-fit="false" fo:min-height="1.201cm" fo:min-width="11.55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solid" svg:stroke-width="0.035cm" svg:stroke-color="#005828" svg:stroke-opacity="65%" draw:fill="solid" draw:fill-color="#0091ea" draw:opacity="58%" draw:textarea-vertical-align="middle" draw:auto-grow-height="false" draw:fit-to-size="false" style:shrink-to-fit="false" fo:min-height="0.529cm" fo:min-width="2.655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solid" svg:stroke-width="0.035cm" svg:stroke-color="#005828" svg:stroke-opacity="65%" draw:fill="solid" draw:fill-color="#00ea1c" draw:opacity="58%" draw:textarea-vertical-align="middle" draw:auto-grow-height="false" draw:fit-to-size="false" style:shrink-to-fit="false" fo:min-height="0.601cm" fo:min-width="8.655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solid" svg:stroke-width="0.035cm" svg:stroke-color="#660066" svg:stroke-opacity="65%" draw:fill="solid" draw:fill-color="#cc00cc" draw:opacity="58%" draw:textarea-vertical-align="middle" draw:auto-grow-height="false" draw:fit-to-size="false" style:shrink-to-fit="false" fo:min-height="1.575cm" fo:min-width="8.55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solid" svg:stroke-width="0.035cm" svg:stroke-color="#005828" svg:stroke-opacity="65%" draw:fill="solid" draw:fill-color="#0091ea" draw:opacity="58%" draw:textarea-vertical-align="middle" draw:auto-grow-height="false" draw:fit-to-size="false" style:shrink-to-fit="false" fo:min-height="1.525cm" fo:min-width="11.737cm" fo:padding-top="0.125cm" fo:padding-bottom="0.125cm" fo:padding-left="0.25cm" fo:padding-right="0.25cm" fo:wrap-option="wrap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stroke="solid" svg:stroke-width="0.035cm" svg:stroke-color="#383838" svg:stroke-opacity="65%" draw:fill="solid" draw:fill-color="#ff0000" draw:opacity="58%" draw:textarea-vertical-align="middle" draw:auto-grow-height="false" draw:fit-to-size="false" style:shrink-to-fit="false" fo:min-height="1.451cm" fo:min-width="8.642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.035cm" svg:stroke-color="#005828" svg:stroke-opacity="65%" draw:fill="solid" draw:fill-color="#0091ea" draw:opacity="58%" draw:textarea-vertical-align="middle" draw:auto-grow-height="false" draw:fit-to-size="false" style:shrink-to-fit="false" fo:min-height="1.525cm" fo:min-width="8.583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.035cm" svg:stroke-color="#005828" svg:stroke-opacity="65%" draw:fill="solid" draw:fill-color="#00ea1c" draw:opacity="58%" draw:textarea-vertical-align="middle" draw:auto-grow-height="false" draw:fit-to-size="false" style:shrink-to-fit="false" fo:min-height="1.451cm" fo:min-width="20.878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solid" svg:stroke-width="0.035cm" svg:stroke-color="#666600" svg:stroke-opacity="65%" draw:fill="solid" draw:fill-color="#ffff00" draw:opacity="58%" draw:textarea-vertical-align="middle" draw:auto-grow-height="false" draw:fit-to-size="false" style:shrink-to-fit="false" fo:min-height="1.529cm" fo:min-width="20.878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solid" svg:stroke-width="0.035cm" svg:stroke-color="#383838" svg:stroke-opacity="65%" draw:fill="solid" draw:fill-color="#ff0000" draw:opacity="58%" draw:textarea-vertical-align="middle" draw:auto-grow-height="false" draw:fit-to-size="false" style:shrink-to-fit="false" fo:min-height="1.451cm" fo:min-width="20.878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solid" svg:stroke-width="0.035cm" svg:stroke-color="#005828" svg:stroke-opacity="65%" draw:fill="solid" draw:fill-color="#00ea1c" draw:opacity="58%" draw:textarea-vertical-align="middle" draw:auto-grow-height="false" draw:fit-to-size="false" style:shrink-to-fit="false" fo:min-height="1.551cm" fo:min-width="2.601cm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solid" svg:stroke-width="0.035cm" svg:stroke-color="#666600" svg:stroke-opacity="65%" draw:fill="solid" draw:fill-color="#ffff00" draw:opacity="58%" draw:textarea-vertical-align="middle" draw:auto-grow-height="false" draw:fit-to-size="false" style:shrink-to-fit="false" fo:min-height="1.529cm" fo:min-width="5.596cm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solid" svg:stroke-width="0.035cm" svg:stroke-color="#005828" svg:stroke-opacity="65%" draw:fill="solid" draw:fill-color="#0091ea" draw:opacity="58%" draw:textarea-vertical-align="middle" draw:auto-grow-height="false" draw:fit-to-size="false" style:shrink-to-fit="false" fo:min-height="1.525cm" fo:min-width="5.637cm" fo:padding-top="0.125cm" fo:padding-bottom="0.125cm" fo:padding-left="0.25cm" fo:padding-right="0.25cm" fo:wrap-option="wrap"/>
    </style:style>
    <style:style style:name="gr16" style:family="graphic" style:parent-style-name="standard">
      <style:graphic-properties draw:stroke="solid" svg:stroke-width="0.035cm" svg:stroke-color="#666600" svg:stroke-opacity="65%" draw:fill="solid" draw:fill-color="#ffff00" draw:opacity="58%" draw:textarea-vertical-align="middle" draw:auto-grow-height="false" draw:fit-to-size="false" style:shrink-to-fit="false" fo:min-height="0.129cm" fo:min-width="8.668cm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solid" svg:stroke-width="0.035cm" svg:stroke-color="#005828" svg:stroke-opacity="65%" draw:fill="solid" draw:fill-color="#00ea1c" draw:opacity="58%" draw:textarea-vertical-align="middle" draw:auto-grow-height="false" draw:fit-to-size="false" style:shrink-to-fit="false" fo:min-height="0.077cm" fo:min-width="5.618cm" fo:padding-top="0.125cm" fo:padding-bottom="0.125cm" fo:padding-left="0.25cm" fo:padding-right="0.25cm" fo:wrap-option="wrap"/>
    </style:style>
    <style:style style:name="gr18" style:family="graphic" style:parent-style-name="standard">
      <style:graphic-properties draw:stroke="solid" svg:stroke-width="0.035cm" svg:stroke-color="#383838" svg:stroke-opacity="65%" draw:fill="solid" draw:fill-color="#ff0000" draw:opacity="58%" draw:textarea-vertical-align="middle" draw:auto-grow-height="false" draw:fit-to-size="false" style:shrink-to-fit="false" fo:min-height="0.077cm" fo:min-width="8.674cm" fo:padding-top="0.125cm" fo:padding-bottom="0.125cm" fo:padding-left="0.25cm" fo:padding-right="0.25cm" fo:wrap-option="wrap"/>
    </style:style>
    <style:style style:name="gr19" style:family="graphic" style:parent-style-name="standard">
      <style:graphic-properties draw:stroke="solid" svg:stroke-width="0.035cm" svg:stroke-color="#005828" svg:stroke-opacity="65%" draw:fill="solid" draw:fill-color="#00ea1c" draw:opacity="58%" draw:textarea-vertical-align="middle" draw:auto-grow-height="false" draw:fit-to-size="false" style:shrink-to-fit="false" fo:min-height="0.129cm" fo:min-width="14.752cm" fo:padding-top="0.125cm" fo:padding-bottom="0.125cm" fo:padding-left="0.25cm" fo:padding-right="0.25cm" fo:wrap-option="wrap"/>
    </style:style>
    <style:style style:name="gr20" style:family="graphic" style:parent-style-name="standard">
      <style:graphic-properties draw:stroke="solid" svg:stroke-width="0.035cm" svg:stroke-color="#383838" svg:stroke-opacity="65%" draw:fill="solid" draw:fill-color="#ff0000" draw:opacity="58%" draw:textarea-vertical-align="middle" draw:auto-grow-height="false" draw:fit-to-size="false" style:shrink-to-fit="false" fo:min-height="0.129cm" fo:min-width="8.642cm" fo:padding-top="0.125cm" fo:padding-bottom="0.125cm" fo:padding-left="0.25cm" fo:padding-right="0.25cm" fo:wrap-option="wrap"/>
    </style:style>
    <style:style style:name="gr21" style:family="graphic" style:parent-style-name="standard">
      <style:graphic-properties draw:stroke="solid" svg:stroke-width="0.035cm" svg:stroke-color="#005828" svg:stroke-opacity="65%" draw:fill="solid" draw:fill-color="#00ea1c" draw:opacity="58%" draw:textarea-vertical-align="middle" draw:auto-grow-height="false" draw:fit-to-size="false" style:shrink-to-fit="false" fo:min-height="0.601cm" fo:min-width="8.701cm" fo:padding-top="0.125cm" fo:padding-bottom="0.125cm" fo:padding-left="0.25cm" fo:padding-right="0.25cm" fo:wrap-option="wrap"/>
    </style:style>
    <style:style style:name="gr22" style:family="graphic" style:parent-style-name="standard">
      <style:graphic-properties draw:stroke="solid" svg:stroke-width="0.035cm" svg:stroke-color="#660066" svg:stroke-opacity="65%" draw:fill="solid" draw:fill-color="#cc00cc" draw:opacity="58%" draw:textarea-vertical-align="middle" draw:auto-grow-height="false" draw:fit-to-size="false" style:shrink-to-fit="false" fo:min-height="0.129cm" fo:min-width="8.668cm" fo:padding-top="0.125cm" fo:padding-bottom="0.125cm" fo:padding-left="0.25cm" fo:padding-right="0.25cm" fo:wrap-option="wrap"/>
    </style:style>
    <style:style style:name="pr1" style:family="presentation" style:parent-style-name="Title_20_and_20_Content-notes">
      <style:graphic-properties draw:fill-color="#ffffff" fo:min-height="13.364cm"/>
    </style:style>
    <style:style style:name="co1" style:family="table-column">
      <style:table-column-properties style:column-width="3.054cm" style:use-optimal-column-width="false"/>
    </style:style>
    <style:style style:name="ro1" style:family="table-row">
      <style:table-row-properties style:row-height="2.136cm"/>
    </style:style>
    <style:style style:name="ro2" style:family="table-row">
      <style:table-row-properties style:row-height="1.088cm"/>
    </style:style>
    <style:style style:name="ro3" style:family="table-row">
      <style:table-row-properties style:row-height="2.577cm"/>
    </style:style>
    <style:style style:name="ro4" style:family="table-row">
      <style:table-row-properties style:row-height="2.573cm"/>
    </style:style>
    <style:style style:name="ce1" style:family="table-cell">
      <loext:graphic-properties draw:fill="none" draw:textarea-vertical-align="middle" fo:padding-top="0.133cm" fo:padding-bottom="0.133cm" fo:padding-left="0.267cm" fo:padding-right="0.267cm"/>
      <style:paragraph-properties fo:border-left="0.48pt solid #ffffff" fo:border-right="0.48pt solid #ffffff" fo:border-top="0.48pt solid #ffffff" fo:border-bottom="0.48pt solid #383838"/>
    </style:style>
    <style:style style:name="ce2" style:family="table-cell">
      <loext:graphic-properties draw:fill="gradient" draw:fill-gradient-name="Gradient_20_2" draw:textarea-vertical-align="middle" fo:padding-top="0.133cm" fo:padding-bottom="0.133cm" fo:padding-left="0.267cm" fo:padding-right="0.267cm"/>
      <style:paragraph-properties fo:border-left="0.48pt solid #383838" fo:border-right="0.48pt solid #ffffff" fo:border-top="0.48pt solid #383838" fo:border-bottom="0.48pt solid #005490"/>
    </style:style>
    <style:style style:name="ce3" style:family="table-cell">
      <loext:graphic-properties draw:fill="gradient" draw:fill-gradient-name="Gradient_20_2" draw:textarea-vertical-align="middle" fo:padding-top="0.133cm" fo:padding-bottom="0.133cm" fo:padding-left="0.267cm" fo:padding-right="0.267cm"/>
      <style:paragraph-properties fo:border-left="0.48pt solid #ffffff" fo:border-right="0.48pt solid #ffffff" fo:border-top="0.48pt solid #383838" fo:border-bottom="0.48pt solid #005490"/>
    </style:style>
    <style:style style:name="ce4" style:family="table-cell">
      <loext:graphic-properties draw:fill="gradient" draw:fill-gradient-name="Gradient_20_2" draw:textarea-vertical-align="middle" fo:padding-top="0.133cm" fo:padding-bottom="0.133cm" fo:padding-left="0.267cm" fo:padding-right="0.267cm"/>
      <style:paragraph-properties fo:border-left="0.48pt solid #ffffff" fo:border-right="0.48pt solid #383838" fo:border-top="0.48pt solid #383838" fo:border-bottom="0.48pt solid #005490"/>
    </style:style>
    <style:style style:name="ce5" style:family="table-cell">
      <loext:graphic-properties draw:fill="none" draw:textarea-vertical-align="top" fo:padding-top="0.133cm" fo:padding-bottom="0.133cm" fo:padding-left="0.267cm" fo:padding-right="0.267cm"/>
      <style:paragraph-properties fo:border-left="0.48pt solid #383838" fo:border-right="0.48pt solid #a6a6a6" fo:border-top="0.48pt solid #005490" fo:border-bottom="0.48pt solid #a6a6a6"/>
    </style:style>
    <style:style style:name="ce6" style:family="table-cell">
      <loext:graphic-properties draw:fill="none" draw:textarea-vertical-align="top" fo:padding-top="0.133cm" fo:padding-bottom="0.133cm" fo:padding-left="0.267cm" fo:padding-right="0.267cm"/>
      <style:paragraph-properties fo:border-left="0.48pt solid #a6a6a6" fo:border-right="0.48pt solid #a6a6a6" fo:border-top="0.48pt solid #005490" fo:border-bottom="0.48pt solid #a6a6a6"/>
    </style:style>
    <style:style style:name="ce7" style:family="table-cell">
      <loext:graphic-properties draw:fill="none" draw:textarea-vertical-align="top" fo:padding-top="0.133cm" fo:padding-bottom="0.133cm" fo:padding-left="0.267cm" fo:padding-right="0.267cm"/>
      <style:paragraph-properties fo:border-left="0.48pt solid #a6a6a6" fo:border-right="0.48pt solid #383838" fo:border-top="0.48pt solid #005490" fo:border-bottom="0.48pt solid #a6a6a6"/>
    </style:style>
    <style:style style:name="ce8" style:family="table-cell">
      <loext:graphic-properties draw:fill="none" draw:textarea-vertical-align="top" fo:padding-top="0.133cm" fo:padding-bottom="0.133cm" fo:padding-left="0.267cm" fo:padding-right="0.267cm"/>
      <style:paragraph-properties fo:border-left="0.48pt solid #383838" fo:border-right="0.48pt solid #a6a6a6" fo:border-top="0.48pt solid #a6a6a6" fo:border-bottom="0.48pt solid #a6a6a6"/>
    </style:style>
    <style:style style:name="ce9" style:family="table-cell">
      <loext:graphic-properties draw:fill="none" draw:textarea-vertical-align="top" fo:padding-top="0.133cm" fo:padding-bottom="0.133cm" fo:padding-left="0.267cm" fo:padding-right="0.267cm"/>
      <style:paragraph-properties fo:border="0.48pt solid #a6a6a6"/>
    </style:style>
    <style:style style:name="ce10" style:family="table-cell">
      <loext:graphic-properties draw:fill="none" draw:textarea-vertical-align="top" fo:padding-top="0.133cm" fo:padding-bottom="0.133cm" fo:padding-left="0.267cm" fo:padding-right="0.267cm"/>
      <style:paragraph-properties fo:border-left="0.48pt solid #a6a6a6" fo:border-right="0.48pt solid #383838" fo:border-top="0.48pt solid #a6a6a6" fo:border-bottom="0.48pt solid #a6a6a6"/>
    </style:style>
    <style:style style:name="ce11" style:family="table-cell">
      <loext:graphic-properties draw:fill="none" draw:textarea-vertical-align="top" fo:padding-top="0.133cm" fo:padding-bottom="0.133cm" fo:padding-left="0.267cm" fo:padding-right="0.267cm"/>
      <style:paragraph-properties fo:border-left="0.48pt solid #383838" fo:border-right="0.48pt solid #a6a6a6" fo:border-top="0.48pt solid #a6a6a6" fo:border-bottom="0.48pt solid #383838"/>
    </style:style>
    <style:style style:name="ce12" style:family="table-cell">
      <loext:graphic-properties draw:fill="none" draw:textarea-vertical-align="top" fo:padding-top="0.133cm" fo:padding-bottom="0.133cm" fo:padding-left="0.267cm" fo:padding-right="0.267cm"/>
      <style:paragraph-properties fo:border-left="0.48pt solid #a6a6a6" fo:border-right="0.48pt solid #a6a6a6" fo:border-top="0.48pt solid #a6a6a6" fo:border-bottom="0.48pt solid #383838"/>
    </style:style>
    <style:style style:name="ce13" style:family="table-cell">
      <loext:graphic-properties draw:fill="none" draw:textarea-vertical-align="top" fo:padding-top="0.133cm" fo:padding-bottom="0.133cm" fo:padding-left="0.267cm" fo:padding-right="0.267cm"/>
      <style:paragraph-properties fo:border-left="0.48pt solid #a6a6a6" fo:border-right="0.48pt solid #383838" fo:border-top="0.48pt solid #a6a6a6" fo:border-bottom="0.48pt solid #383838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3" style:family="paragraph">
      <loext:graphic-properties draw:fill="solid" draw:fill-color="#00ea1c" draw:opacity="58%"/>
      <style:paragraph-properties fo:text-align="start" style:font-independent-line-spacing="true"/>
      <style:text-properties fo:font-size="18pt"/>
    </style:style>
    <style:style style:name="P4" style:family="paragraph">
      <style:paragraph-properties fo:text-align="start"/>
      <style:text-properties fo:font-size="18pt"/>
    </style:style>
    <style:style style:name="P5" style:family="paragraph">
      <loext:graphic-properties draw:fill="solid" draw:fill-color="#cc00cc" draw:opacity="58%"/>
      <style:paragraph-properties fo:text-align="start" style:font-independent-line-spacing="true"/>
      <style:text-properties fo:font-size="18pt"/>
    </style:style>
    <style:style style:name="P6" style:family="paragraph">
      <loext:graphic-properties draw:fill="solid" draw:fill-color="#0091ea" draw:opacity="58%"/>
      <style:paragraph-properties fo:text-align="start" style:font-independent-line-spacing="true"/>
      <style:text-properties fo:font-size="18pt"/>
    </style:style>
    <style:style style:name="P7" style:family="paragraph">
      <loext:graphic-properties draw:fill-color="#ffffff"/>
    </style:style>
    <style:style style:name="P8" style:family="paragraph">
      <loext:graphic-properties draw:fill="solid" draw:fill-color="#ff0000" draw:opacity="58%"/>
      <style:paragraph-properties fo:text-align="start" style:font-independent-line-spacing="true"/>
      <style:text-properties fo:font-size="18pt"/>
    </style:style>
    <style:style style:name="P9" style:family="paragraph">
      <loext:graphic-properties draw:fill="solid" draw:fill-color="#ffff00" draw:opacity="58%"/>
      <style:paragraph-properties fo:text-align="start" style:font-independent-line-spacing="true"/>
      <style:text-properties fo:font-size="18pt"/>
    </style:style>
    <style:style style:name="P10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fo:hyphenate="false"/>
    </style:style>
    <style:style style:name="P1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P12" style:family="paragraph">
      <style:paragraph-properties fo:text-align="start"/>
      <style:text-properties fo:font-size="18pt" style:font-size-asian="18pt"/>
    </style:style>
    <style:style style:name="P13" style:family="paragraph">
      <loext:graphic-properties draw:fill="solid" draw:fill-color="#00ea1c" draw:opacity="58%"/>
      <style:paragraph-properties fo:text-align="start" style:font-independent-line-spacing="true"/>
      <style:text-properties fo:font-size="18pt" style:font-size-asian="18pt"/>
    </style:style>
    <style:style style:name="P14" style:family="paragraph">
      <loext:graphic-properties draw:fill-color="#ffffff"/>
      <style:text-properties fo:font-size="20pt"/>
    </style:style>
    <style:style style:name="T1" style:family="text">
      <style:text-properties fo:font-variant="normal" fo:text-transform="none" fo:color="#080808" style:text-line-through-style="none" style:text-line-through-type="none" style:text-position="0% 100%" style:font-name="Calibri" fo:font-size="35pt" fo:letter-spacing="normal" fo:font-style="normal" style:text-underline-style="none" fo:font-weight="bold" style:font-size-asian="35pt" style:font-style-asian="normal" style:font-weight-asian="bold" style:font-size-complex="35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3" style:family="text">
      <style:text-properties fo:font-variant="normal" fo:text-transform="none" fo:color="#080808" style:text-line-through-style="none" style:text-line-through-type="none" style:text-position="0% 100%" style:font-name="Calibri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size="18pt" style:font-size-asian="16pt" style:font-size-complex="16pt"/>
    </style:style>
    <style:style style:name="T7" style:family="text">
      <style:text-properties fo:font-variant="normal" fo:text-transform="none" fo:color="#888888" style:text-line-through-style="none" style:text-line-through-type="none" style:text-position="0% 100%" style:font-name="Calibri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Noto Sans CJK JP" fo:font-size="18pt" fo:font-style="normal" fo:text-shadow="none" style:text-underline-style="none" fo:font-weight="normal" style:letter-kerning="true" style:font-name-asian="Noto Sans CJK JP1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18pt"/>
    </style:style>
    <style:style style:name="T10" style:family="text">
      <style:text-properties fo:font-variant="normal" fo:text-transform="none" fo:color="#080808" style:text-outline="false" style:text-line-through-style="none" style:text-line-through-type="none" style:text-position="0% 100%" style:font-name="Calibri" fo:font-size="16pt" fo:letter-spacing="normal" fo:font-style="normal" fo:text-shadow="none" style:text-underline-style="none" fo:font-weight="bold" style:letter-kerning="true" style:font-name-asian="Noto Sans CJK JP1" style:font-size-asian="16pt" style:font-style-asian="normal" style:font-weight-asian="bold" style:font-name-complex="Lohit Devanagari" style:font-size-complex="16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fo:color="#080808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888888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a6a6a6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and_20_Content" presentation:presentation-page-layout-name="AL1T11">
        <draw:frame draw:name="Table 18" draw:style-name="standard" draw:layer="layout" svg:width="21.377cm" svg:height="16.104cm" svg:x="1.905cm" svg:y="1.27cm">
          <table:table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>
              <table:table-cell table:style-name="ce1" table:number-columns-spanned="7">
                <text:p text:style-name="P1"><text:span text:style-name="T1">7</text:span><text:span text:style-name="T1">월</text:span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ro2" table:default-cell-style-name="ce3">
              <table:table-cell table:style-name="ce2">
                <text:p text:style-name="P2"><text:span text:style-name="T2">Sun</text:span></text:p>
              </table:table-cell>
              <table:table-cell>
                <text:p text:style-name="P2"><text:span text:style-name="T2">Mon</text:span></text:p>
              </table:table-cell>
              <table:table-cell>
                <text:p text:style-name="P2"><text:span text:style-name="T2">Tue</text:span></text:p>
              </table:table-cell>
              <table:table-cell>
                <text:p text:style-name="P2"><text:span text:style-name="T2">Wed</text:span></text:p>
              </table:table-cell>
              <table:table-cell>
                <text:p text:style-name="P2"><text:span text:style-name="T2">Thu</text:span></text:p>
              </table:table-cell>
              <table:table-cell>
                <text:p text:style-name="P2"><text:span text:style-name="T2">Fri</text:span></text:p>
              </table:table-cell>
              <table:table-cell table:style-name="ce4">
                <text:p text:style-name="P2"><text:span text:style-name="T2">Sat</text:span></text:p>
              </table:table-cell>
            </table:table-row>
            <table:table-row table:style-name="ro3" table:default-cell-style-name="ce6">
              <table:table-cell table:style-name="ce5"/>
              <table:table-cell/>
              <table:table-cell/>
              <table:table-cell>
                <text:p text:style-name="P1"><text:span text:style-name="T3"><text:s/></text:span></text:p>
              </table:table-cell>
              <table:table-cell/>
              <table:table-cell>
                <text:p text:style-name="P1"><text:span text:style-name="T3">1</text:span></text:p>
                <text:p text:style-name="P1"><text:span text:style-name="T3"/></text:p>
              </table:table-cell>
              <table:table-cell table:style-name="ce7">
                <text:p text:style-name="P1"><text:span text:style-name="T3">2</text:span></text:p>
                <text:p text:style-name="P1"><text:span text:style-name="T3"/></text:p>
              </table:table-cell>
            </table:table-row>
            <table:table-row table:style-name="ro3" table:default-cell-style-name="ce9">
              <table:table-cell table:style-name="ce8">
                <text:p text:style-name="P1"><text:span text:style-name="T3">3</text:span></text:p>
              </table:table-cell>
              <table:table-cell>
                <text:p text:style-name="P1"><text:span text:style-name="T3">4</text:span></text:p>
              </table:table-cell>
              <table:table-cell>
                <text:p text:style-name="P1"><text:span text:style-name="T3">5</text:span></text:p>
              </table:table-cell>
              <table:table-cell>
                <text:p text:style-name="P1"><text:span text:style-name="T3">6</text:span></text:p>
              </table:table-cell>
              <table:table-cell>
                <text:p text:style-name="P1"><text:span text:style-name="T3">7</text:span></text:p>
              </table:table-cell>
              <table:table-cell>
                <text:p text:style-name="P1"><text:span text:style-name="T3">8</text:span></text:p>
              </table:table-cell>
              <table:table-cell table:style-name="ce10">
                <text:p text:style-name="P1"><text:span text:style-name="T3">9</text:span></text:p>
              </table:table-cell>
            </table:table-row>
            <table:table-row table:style-name="ro3" table:default-cell-style-name="ce9">
              <table:table-cell table:style-name="ce8">
                <text:p text:style-name="P1"><text:span text:style-name="T3">10</text:span></text:p>
              </table:table-cell>
              <table:table-cell>
                <text:p text:style-name="P1"><text:span text:style-name="T3">11</text:span></text:p>
              </table:table-cell>
              <table:table-cell>
                <text:p text:style-name="P1"><text:span text:style-name="T3">12</text:span></text:p>
              </table:table-cell>
              <table:table-cell>
                <text:p text:style-name="P1"><text:span text:style-name="T3">13</text:span></text:p>
              </table:table-cell>
              <table:table-cell>
                <text:p text:style-name="P1"><text:span text:style-name="T3">14</text:span></text:p>
              </table:table-cell>
              <table:table-cell>
                <text:p text:style-name="P1"><text:span text:style-name="T3">15</text:span></text:p>
              </table:table-cell>
              <table:table-cell table:style-name="ce10">
                <text:p text:style-name="P1"><text:span text:style-name="T3">16</text:span></text:p>
              </table:table-cell>
            </table:table-row>
            <table:table-row table:style-name="ro3" table:default-cell-style-name="ce9">
              <table:table-cell table:style-name="ce8">
                <text:p text:style-name="P1"><text:span text:style-name="T3">17</text:span></text:p>
              </table:table-cell>
              <table:table-cell>
                <text:p text:style-name="P1"><text:span text:style-name="T3">18</text:span></text:p>
              </table:table-cell>
              <table:table-cell>
                <text:p text:style-name="P1"><text:span text:style-name="T3">19</text:span></text:p>
                <text:p text:style-name="P1"><text:span text:style-name="T3"/></text:p>
              </table:table-cell>
              <table:table-cell>
                <text:p text:style-name="P1"><text:span text:style-name="T3">20</text:span></text:p>
              </table:table-cell>
              <table:table-cell>
                <text:p text:style-name="P1"><text:span text:style-name="T3">21</text:span></text:p>
              </table:table-cell>
              <table:table-cell>
                <text:p text:style-name="P1"><text:span text:style-name="T3">22</text:span></text:p>
              </table:table-cell>
              <table:table-cell table:style-name="ce10">
                <text:p text:style-name="P1"><text:span text:style-name="T3">23</text:span></text:p>
              </table:table-cell>
            </table:table-row>
            <table:table-row table:style-name="ro4" table:default-cell-style-name="ce12">
              <table:table-cell table:style-name="ce11">
                <text:p text:style-name="P1"><text:span text:style-name="T3">24</text:span></text:p>
              </table:table-cell>
              <table:table-cell>
                <text:p text:style-name="P1"><text:span text:style-name="T3">25</text:span></text:p>
              </table:table-cell>
              <table:table-cell>
                <text:p text:style-name="P1"><text:span text:style-name="T3">26</text:span></text:p>
              </table:table-cell>
              <table:table-cell>
                <text:p text:style-name="P1"><text:span text:style-name="T3">27</text:span></text:p>
              </table:table-cell>
              <table:table-cell>
                <text:p text:style-name="P1"><text:span text:style-name="T3">28</text:span></text:p>
              </table:table-cell>
              <table:table-cell>
                <text:p text:style-name="P1"><text:span text:style-name="T3">29</text:span></text:p>
              </table:table-cell>
              <table:table-cell table:style-name="ce13">
                <text:p text:style-name="P1"><text:span text:style-name="T3">30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name="Pentagon 36" draw:style-name="gr1" draw:text-style-name="P3" draw:layer="layout" svg:width="6.154cm" svg:height="0.85cm" svg:x="1.846cm" svg:y="13.35cm">
          <text:p text:style-name="P4"><text:span text:style-name="T5"/></text:p>
          <draw:enhanced-geometry draw:mirror-horizontal="false" draw:mirror-vertical="false" draw:text-areas="0 0 ?f5 ?f8" svg:viewBox="0 0 0 0" draw:type="ooxml-homePlate" draw:modifiers="0" draw:enhanced-path="M 0 0 L ?f4 0 ?f9 ?f7 ?f4 ?f8 0 ?f8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(?f4 +logwidth)/2"/>
            <draw:equation draw:name="f6" draw:formula="?f4 *1/2"/>
            <draw:equation draw:name="f7" draw:formula="logheight/2"/>
            <draw:equation draw:name="f8" draw:formula="logheight"/>
            <draw:equation draw:name="f9" draw:formula="logwidth"/>
            <draw:handle draw:handle-position="?f4 0" draw:handle-range-x-maximum="?f1" draw:handle-range-x-minimum="0"/>
          </draw:enhanced-geometry>
        </draw:custom-shape>
        <draw:custom-shape draw:name="Pentagon 38" draw:style-name="gr2" draw:text-style-name="P5" draw:layer="layout" svg:width="12.049cm" svg:height="1.45cm" svg:x="11.233cm" svg:y="13.35cm">
          <text:p text:style-name="P4"><text:span text:style-name="T4">요구분석 </text:span><text:span text:style-name="T4">- </text:span><text:span text:style-name="T4">구현 될 시스템 기능이나 목표</text:span><text:span text:style-name="T4">, </text:span><text:span text:style-name="T4">제약사항 등 정확히 파악</text:span><text:span text:style-name="T4">,</text:span></text:p>
          <draw:enhanced-geometry draw:mirror-horizontal="false" draw:mirror-vertical="false" draw:text-areas="0 0 ?f5 ?f8" svg:viewBox="0 0 0 0" draw:type="ooxml-homePlate" draw:modifiers="0" draw:enhanced-path="M 0 0 L ?f4 0 ?f9 ?f7 ?f4 ?f8 0 ?f8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(?f4 +logwidth)/2"/>
            <draw:equation draw:name="f6" draw:formula="?f4 *1/2"/>
            <draw:equation draw:name="f7" draw:formula="logheight/2"/>
            <draw:equation draw:name="f8" draw:formula="logheight"/>
            <draw:equation draw:name="f9" draw:formula="logwidth"/>
            <draw:handle draw:handle-position="?f4 0" draw:handle-range-x-maximum="?f1" draw:handle-range-x-minimum="0"/>
          </draw:enhanced-geometry>
        </draw:custom-shape>
        <draw:custom-shape draw:name="Pentagon 37" draw:style-name="gr3" draw:text-style-name="P6" draw:layer="layout" svg:width="3.154cm" svg:height="0.778cm" svg:x="8cm" svg:y="13.35cm">
          <text:p text:style-name="P4">1차 발표</text:p>
          <draw:enhanced-geometry draw:mirror-horizontal="false" draw:mirror-vertical="false" draw:text-areas="0 0 ?f5 ?f8" svg:viewBox="0 0 0 0" draw:type="ooxml-homePlate" draw:modifiers="0" draw:enhanced-path="M 0 0 L ?f4 0 ?f9 ?f7 ?f4 ?f8 0 ?f8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(?f4 +logwidth)/2"/>
            <draw:equation draw:name="f6" draw:formula="?f4 *1/2"/>
            <draw:equation draw:name="f7" draw:formula="logheight/2"/>
            <draw:equation draw:name="f8" draw:formula="logheight"/>
            <draw:equation draw:name="f9" draw:formula="logwidth"/>
            <draw:handle draw:handle-position="?f4 0" draw:handle-range-x-maximum="?f1" draw:handle-range-x-minimum="0"/>
          </draw:enhanced-geometry>
        </draw:custom-shape>
        <draw:custom-shape draw:name="Pentagon 36" draw:style-name="gr4" draw:text-style-name="P3" draw:layer="layout" svg:width="9.154cm" svg:height="0.85cm" svg:x="14.128cm" svg:y="10.901cm">
          <text:p text:style-name="P4"><text:span text:style-name="T5">팀별 주제 및 스케줄 발표 준비 </text:span></text:p>
          <draw:enhanced-geometry draw:mirror-horizontal="false" draw:mirror-vertical="false" draw:text-areas="0 0 ?f5 ?f8" svg:viewBox="0 0 0 0" draw:type="ooxml-homePlate" draw:modifiers="0" draw:enhanced-path="M 0 0 L ?f4 0 ?f9 ?f7 ?f4 ?f8 0 ?f8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(?f4 +logwidth)/2"/>
            <draw:equation draw:name="f6" draw:formula="?f4 *1/2"/>
            <draw:equation draw:name="f7" draw:formula="logheight/2"/>
            <draw:equation draw:name="f8" draw:formula="logheight"/>
            <draw:equation draw:name="f9" draw:formula="logwidth"/>
            <draw:handle draw:handle-position="?f4 0" draw:handle-range-x-maximum="?f1" draw:handle-range-x-minimum="0"/>
          </draw:enhanced-geometry>
        </draw:custom-shape>
        <draw:custom-shape draw:name="Pentagon 38" draw:style-name="gr5" draw:text-style-name="P5" draw:layer="layout" svg:width="9.049cm" svg:height="1.824cm" svg:x="1.951cm" svg:y="15.55cm">
          <text:p text:style-name="P4"><text:span text:style-name="T4">요구분석</text:span><text:span text:style-name="T4">-</text:span><text:span text:style-name="T6">목적 파악</text:span><text:span text:style-name="T6">(</text:span><text:span text:style-name="T6">기능</text:span><text:span text:style-name="T6">, </text:span><text:span text:style-name="T6">성능</text:span><text:span text:style-name="T6">, </text:span><text:span text:style-name="T6">사용 편의성</text:span><text:span text:style-name="T6">, </text:span><text:span text:style-name="T6">이식 등 목표 시스템 품질</text:span><text:span text:style-name="T6">)</text:span></text:p>
          <draw:enhanced-geometry draw:mirror-horizontal="false" draw:mirror-vertical="false" draw:text-areas="0 0 ?f5 ?f8" svg:viewBox="0 0 0 0" draw:type="ooxml-homePlate" draw:modifiers="0" draw:enhanced-path="M 0 0 L ?f4 0 ?f9 ?f7 ?f4 ?f8 0 ?f8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(?f4 +logwidth)/2"/>
            <draw:equation draw:name="f6" draw:formula="?f4 *1/2"/>
            <draw:equation draw:name="f7" draw:formula="logheight/2"/>
            <draw:equation draw:name="f8" draw:formula="logheight"/>
            <draw:equation draw:name="f9" draw:formula="logwidth"/>
            <draw:handle draw:handle-position="?f4 0" draw:handle-range-x-maximum="?f1" draw:handle-range-x-minimum="0"/>
          </draw:enhanced-geometry>
        </draw:custom-shape>
        <draw:custom-shape draw:name="Pentagon 37" draw:style-name="gr6" draw:text-style-name="P6" draw:layer="layout" svg:width="12.236cm" svg:height="1.774cm" svg:x="11.046cm" svg:y="15.6cm">
          <text:p text:style-name="P4">설계 - 분석된 결과를 어떻게 프로그램으로 구성할 것인지.</text:p>
          <draw:enhanced-geometry draw:mirror-horizontal="false" draw:mirror-vertical="false" draw:text-areas="0 0 ?f5 ?f8" svg:viewBox="0 0 0 0" draw:type="ooxml-homePlate" draw:modifiers="0" draw:enhanced-path="M 0 0 L ?f4 0 ?f9 ?f7 ?f4 ?f8 0 ?f8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(?f4 +logwidth)/2"/>
            <draw:equation draw:name="f6" draw:formula="?f4 *1/2"/>
            <draw:equation draw:name="f7" draw:formula="logheight/2"/>
            <draw:equation draw:name="f8" draw:formula="logheight"/>
            <draw:equation draw:name="f9" draw:formula="logwidth"/>
            <draw:handle draw:handle-position="?f4 0" draw:handle-range-x-maximum="?f1" draw:handle-range-x-minimum="0"/>
          </draw:enhanced-geometry>
        </draw:custom-shape>
        <presentation:notes draw:style-name="dp2">
          <draw:page-thumbnail draw:style-name="gr7" draw:layer="layout" svg:width="19.798cm" svg:height="11.136cm" svg:x="0.6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20_and_20_Content" presentation:presentation-page-layout-name="AL1T11">
        <draw:frame draw:name="Table 18" draw:style-name="standard" draw:layer="layout" svg:width="21.377cm" svg:height="16.104cm" svg:x="1.905cm" svg:y="1.27cm">
          <table:table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>
              <table:table-cell table:style-name="ce1" table:number-columns-spanned="7">
                <text:p text:style-name="P1"><text:span text:style-name="T1">8</text:span><text:span text:style-name="T1">월</text:span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ro2" table:default-cell-style-name="ce3">
              <table:table-cell table:style-name="ce2">
                <text:p text:style-name="P2"><text:span text:style-name="T2">Sun</text:span></text:p>
              </table:table-cell>
              <table:table-cell>
                <text:p text:style-name="P2"><text:span text:style-name="T2">Mon</text:span></text:p>
              </table:table-cell>
              <table:table-cell>
                <text:p text:style-name="P2"><text:span text:style-name="T2">Tue</text:span></text:p>
              </table:table-cell>
              <table:table-cell>
                <text:p text:style-name="P2"><text:span text:style-name="T2">Wed</text:span></text:p>
              </table:table-cell>
              <table:table-cell>
                <text:p text:style-name="P2"><text:span text:style-name="T2">Thu</text:span></text:p>
              </table:table-cell>
              <table:table-cell>
                <text:p text:style-name="P2"><text:span text:style-name="T2">Fri</text:span></text:p>
              </table:table-cell>
              <table:table-cell table:style-name="ce4">
                <text:p text:style-name="P2"><text:span text:style-name="T2">Sat</text:span></text:p>
              </table:table-cell>
            </table:table-row>
            <table:table-row table:style-name="ro3" table:default-cell-style-name="ce6">
              <table:table-cell table:style-name="ce5">
                <text:p text:style-name="P1"><text:span text:style-name="T7">31</text:span></text:p>
              </table:table-cell>
              <table:table-cell>
                <text:p text:style-name="P1"><text:span text:style-name="T3">1</text:span></text:p>
              </table:table-cell>
              <table:table-cell>
                <text:p text:style-name="P1"><text:span text:style-name="T3">2</text:span></text:p>
              </table:table-cell>
              <table:table-cell>
                <text:p text:style-name="P1"><text:span text:style-name="T3">3</text:span></text:p>
              </table:table-cell>
              <table:table-cell>
                <text:p text:style-name="P1"><text:span text:style-name="T3">4</text:span></text:p>
              </table:table-cell>
              <table:table-cell>
                <text:p text:style-name="P1"><text:span text:style-name="T3">5</text:span></text:p>
                <text:p text:style-name="P1"><text:span text:style-name="T3"/></text:p>
              </table:table-cell>
              <table:table-cell table:style-name="ce7">
                <text:p text:style-name="P1"><text:span text:style-name="T3">6</text:span></text:p>
                <text:p text:style-name="P1"><text:span text:style-name="T3"/></text:p>
              </table:table-cell>
            </table:table-row>
            <table:table-row table:style-name="ro3" table:default-cell-style-name="ce9">
              <table:table-cell table:style-name="ce8">
                <text:p text:style-name="P1"><text:span text:style-name="T3">7</text:span></text:p>
              </table:table-cell>
              <table:table-cell>
                <text:p text:style-name="P1"><text:span text:style-name="T3">8</text:span></text:p>
              </table:table-cell>
              <table:table-cell>
                <text:p text:style-name="P1"><text:span text:style-name="T3">9</text:span></text:p>
              </table:table-cell>
              <table:table-cell>
                <text:p text:style-name="P1"><text:span text:style-name="T3">10</text:span></text:p>
              </table:table-cell>
              <table:table-cell>
                <text:p text:style-name="P1"><text:span text:style-name="T3">11</text:span></text:p>
              </table:table-cell>
              <table:table-cell>
                <text:p text:style-name="P1"><text:span text:style-name="T3">12</text:span></text:p>
              </table:table-cell>
              <table:table-cell table:style-name="ce10">
                <text:p text:style-name="P1"><text:span text:style-name="T3">13</text:span></text:p>
              </table:table-cell>
            </table:table-row>
            <table:table-row table:style-name="ro3" table:default-cell-style-name="ce9">
              <table:table-cell table:style-name="ce8">
                <text:p text:style-name="P1"><text:span text:style-name="T3">14</text:span></text:p>
              </table:table-cell>
              <table:table-cell>
                <text:p text:style-name="P1"><text:span text:style-name="T3">15</text:span></text:p>
              </table:table-cell>
              <table:table-cell>
                <text:p text:style-name="P1"><text:span text:style-name="T3">16</text:span></text:p>
              </table:table-cell>
              <table:table-cell>
                <text:p text:style-name="P1"><text:span text:style-name="T3">17</text:span></text:p>
              </table:table-cell>
              <table:table-cell>
                <text:p text:style-name="P1"><text:span text:style-name="T3">18</text:span></text:p>
              </table:table-cell>
              <table:table-cell>
                <text:p text:style-name="P1"><text:span text:style-name="T3">19</text:span></text:p>
              </table:table-cell>
              <table:table-cell table:style-name="ce10">
                <text:p text:style-name="P1"><text:span text:style-name="T3">20</text:span></text:p>
              </table:table-cell>
            </table:table-row>
            <table:table-row table:style-name="ro3" table:default-cell-style-name="ce9">
              <table:table-cell table:style-name="ce8">
                <text:p text:style-name="P1"><text:span text:style-name="T3">21</text:span></text:p>
              </table:table-cell>
              <table:table-cell>
                <text:p text:style-name="P1"><text:span text:style-name="T3">22</text:span></text:p>
              </table:table-cell>
              <table:table-cell>
                <text:p text:style-name="P1"><text:span text:style-name="T3">23</text:span></text:p>
                <text:p text:style-name="P1"><text:span text:style-name="T3"/></text:p>
              </table:table-cell>
              <table:table-cell>
                <text:p text:style-name="P1"><text:span text:style-name="T3">24</text:span></text:p>
              </table:table-cell>
              <table:table-cell>
                <text:p text:style-name="P1"><text:span text:style-name="T3">25</text:span></text:p>
              </table:table-cell>
              <table:table-cell>
                <text:p text:style-name="P1"><text:span text:style-name="T3">26</text:span></text:p>
              </table:table-cell>
              <table:table-cell table:style-name="ce10">
                <text:p text:style-name="P1"><text:span text:style-name="T3">27</text:span></text:p>
              </table:table-cell>
            </table:table-row>
            <table:table-row table:style-name="ro4" table:default-cell-style-name="ce12">
              <table:table-cell table:style-name="ce11">
                <text:p text:style-name="P1"><text:span text:style-name="T3">28</text:span></text:p>
              </table:table-cell>
              <table:table-cell>
                <text:p text:style-name="P1"><text:span text:style-name="T3">29</text:span></text:p>
              </table:table-cell>
              <table:table-cell>
                <text:p text:style-name="P1"><text:span text:style-name="T3">30</text:span></text:p>
              </table:table-cell>
              <table:table-cell>
                <text:p text:style-name="P1"><text:span text:style-name="T3">31</text:span></text:p>
              </table:table-cell>
              <table:table-cell>
                <text:p text:style-name="P1"><text:span text:style-name="T7">1</text:span></text:p>
              </table:table-cell>
              <table:table-cell>
                <text:p text:style-name="P1"><text:span text:style-name="T7">2</text:span></text:p>
              </table:table-cell>
              <table:table-cell table:style-name="ce13">
                <text:p text:style-name="P1"><text:span text:style-name="T7">3</text:span>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name="Pentagon 34" draw:style-name="gr8" draw:text-style-name="P8" draw:layer="layout" svg:width="9.141cm" svg:height="1.7cm" svg:x="5cm" svg:y="5.3cm">
          <text:p text:style-name="P4">휴가 </text:p>
          <draw:enhanced-geometry draw:mirror-horizontal="false" draw:mirror-vertical="false" draw:text-areas="0 0 ?f5 ?f8" svg:viewBox="0 0 0 0" draw:type="ooxml-homePlate" draw:modifiers="0" draw:enhanced-path="M 0 0 L ?f4 0 ?f9 ?f7 ?f4 ?f8 0 ?f8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(?f4 +logwidth)/2"/>
            <draw:equation draw:name="f6" draw:formula="?f4 *1/2"/>
            <draw:equation draw:name="f7" draw:formula="logheight/2"/>
            <draw:equation draw:name="f8" draw:formula="logheight"/>
            <draw:equation draw:name="f9" draw:formula="logwidth"/>
            <draw:handle draw:handle-position="?f4 0" draw:handle-range-x-maximum="?f1" draw:handle-range-x-minimum="0"/>
          </draw:enhanced-geometry>
        </draw:custom-shape>
        <draw:custom-shape draw:name="Pentagon 37" draw:style-name="gr9" draw:text-style-name="P6" draw:layer="layout" svg:width="9.082cm" svg:height="1.774cm" svg:x="14.2cm" svg:y="5.3cm">
          <text:p text:style-name="P4"><text:span text:style-name="T4">설계 </text:span><text:span text:style-name="T4">- </text:span><text:span text:style-name="T4">시스템 구조 설계</text:span><text:span text:style-name="T4">, </text:span><text:span text:style-name="T4">프로그램 </text:span><text:span text:style-name="T4">설계</text:span><text:span text:style-name="T4">, </text:span><text:span text:style-name="T4">사용자 인터페이스 설계 → </text:span><text:span text:style-name="T4">설계서 완성</text:span><text:span text:style-name="T4">.</text:span></text:p>
          <draw:enhanced-geometry draw:mirror-horizontal="false" draw:mirror-vertical="false" draw:text-areas="0 0 ?f5 ?f8" svg:viewBox="0 0 0 0" draw:type="ooxml-homePlate" draw:modifiers="0" draw:enhanced-path="M 0 0 L ?f4 0 ?f9 ?f7 ?f4 ?f8 0 ?f8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(?f4 +logwidth)/2"/>
            <draw:equation draw:name="f6" draw:formula="?f4 *1/2"/>
            <draw:equation draw:name="f7" draw:formula="logheight/2"/>
            <draw:equation draw:name="f8" draw:formula="logheight"/>
            <draw:equation draw:name="f9" draw:formula="logwidth"/>
            <draw:handle draw:handle-position="?f4 0" draw:handle-range-x-maximum="?f1" draw:handle-range-x-minimum="0"/>
          </draw:enhanced-geometry>
        </draw:custom-shape>
        <draw:custom-shape draw:name="Pentagon 36" draw:style-name="gr10" draw:text-style-name="P3" draw:layer="layout" svg:width="21.377cm" svg:height="1.7cm" svg:x="1.905cm" svg:y="7.9cm">
          <text:p text:style-name="P4">학습 및 구현 - 미리 정해진 모듈 설계에 의하여 프로그래밍.</text:p>
          <draw:enhanced-geometry draw:mirror-horizontal="false" draw:mirror-vertical="false" draw:text-areas="0 0 ?f5 ?f8" svg:viewBox="0 0 0 0" draw:type="ooxml-homePlate" draw:modifiers="0" draw:enhanced-path="M 0 0 L ?f4 0 ?f9 ?f7 ?f4 ?f8 0 ?f8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(?f4 +logwidth)/2"/>
            <draw:equation draw:name="f6" draw:formula="?f4 *1/2"/>
            <draw:equation draw:name="f7" draw:formula="logheight/2"/>
            <draw:equation draw:name="f8" draw:formula="logheight"/>
            <draw:equation draw:name="f9" draw:formula="logwidth"/>
            <draw:handle draw:handle-position="?f4 0" draw:handle-range-x-maximum="?f1" draw:handle-range-x-minimum="0"/>
          </draw:enhanced-geometry>
        </draw:custom-shape>
        <draw:custom-shape draw:name="Pentagon 36" draw:style-name="gr10" draw:text-style-name="P3" draw:layer="layout" svg:width="21.377cm" svg:height="1.7cm" svg:x="1.905cm" svg:y="10.5cm">
          <text:p text:style-name="P4"><text:span text:style-name="T8">학습 및 구현</text:span><text:span text:style-name="T8">, </text:span><text:span text:style-name="T9">외부업체 중간미팅 </text:span></text:p>
          <draw:enhanced-geometry draw:mirror-horizontal="false" draw:mirror-vertical="false" draw:text-areas="0 0 ?f5 ?f8" svg:viewBox="0 0 0 0" draw:type="ooxml-homePlate" draw:modifiers="0" draw:enhanced-path="M 0 0 L ?f4 0 ?f9 ?f7 ?f4 ?f8 0 ?f8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(?f4 +logwidth)/2"/>
            <draw:equation draw:name="f6" draw:formula="?f4 *1/2"/>
            <draw:equation draw:name="f7" draw:formula="logheight/2"/>
            <draw:equation draw:name="f8" draw:formula="logheight"/>
            <draw:equation draw:name="f9" draw:formula="logwidth"/>
            <draw:handle draw:handle-position="?f4 0" draw:handle-range-x-maximum="?f1" draw:handle-range-x-minimum="0"/>
          </draw:enhanced-geometry>
        </draw:custom-shape>
        <draw:custom-shape draw:name="Pentagon 29" draw:style-name="gr11" draw:text-style-name="P9" draw:layer="layout" svg:width="21.377cm" svg:height="1.778cm" svg:x="1.905cm" svg:y="13.022cm">
          <text:p text:style-name="P4">테스팅 - 각 모듈들 테스팅 후 전체 시스템이 사용자 요구와 분석 내역에 적합하게 구현되었는지 시험.</text:p>
          <draw:enhanced-geometry draw:mirror-horizontal="false" draw:mirror-vertical="false" draw:text-areas="0 0 ?f5 ?f8" svg:viewBox="0 0 0 0" draw:type="ooxml-homePlate" draw:modifiers="0" draw:enhanced-path="M 0 0 L ?f4 0 ?f9 ?f7 ?f4 ?f8 0 ?f8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(?f4 +logwidth)/2"/>
            <draw:equation draw:name="f6" draw:formula="?f4 *1/2"/>
            <draw:equation draw:name="f7" draw:formula="logheight/2"/>
            <draw:equation draw:name="f8" draw:formula="logheight"/>
            <draw:equation draw:name="f9" draw:formula="logwidth"/>
            <draw:handle draw:handle-position="?f4 0" draw:handle-range-x-maximum="?f1" draw:handle-range-x-minimum="0"/>
          </draw:enhanced-geometry>
        </draw:custom-shape>
        <draw:custom-shape draw:name="Pentagon 34" draw:style-name="gr12" draw:text-style-name="P8" draw:layer="layout" svg:width="21.377cm" svg:height="1.7cm" svg:x="1.905cm" svg:y="15.674cm">
          <text:p text:style-name="P4">인수/설치 - 설치 후 인수를 받는 사용자나 발주자가 시험(미니어처로 대체)</text:p>
          <draw:enhanced-geometry draw:mirror-horizontal="false" draw:mirror-vertical="false" draw:text-areas="0 0 ?f5 ?f8" svg:viewBox="0 0 0 0" draw:type="ooxml-homePlate" draw:modifiers="0" draw:enhanced-path="M 0 0 L ?f4 0 ?f9 ?f7 ?f4 ?f8 0 ?f8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(?f4 +logwidth)/2"/>
            <draw:equation draw:name="f6" draw:formula="?f4 *1/2"/>
            <draw:equation draw:name="f7" draw:formula="logheight/2"/>
            <draw:equation draw:name="f8" draw:formula="logheight"/>
            <draw:equation draw:name="f9" draw:formula="logwidth"/>
            <draw:handle draw:handle-position="?f4 0" draw:handle-range-x-maximum="?f1" draw:handle-range-x-minimum="0"/>
          </draw:enhanced-geometry>
        </draw:custom-shape>
        <presentation:notes draw:style-name="dp2">
          <draw:page-thumbnail draw:style-name="gr7" draw:layer="layout" svg:width="19.798cm" svg:height="11.136cm" svg:x="0.6cm" svg:y="2.257cm" draw:page-number="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0_and_20_Content" presentation:presentation-page-layout-name="AL1T11">
        <draw:frame draw:name="Table 18" draw:style-name="standard" draw:layer="layout" svg:width="21.377cm" svg:height="16.104cm" svg:x="1.905cm" svg:y="1.27cm">
          <table:table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>
              <table:table-cell table:style-name="ce1" table:number-columns-spanned="7">
                <text:p text:style-name="P1"><text:span text:style-name="T1">9</text:span><text:span text:style-name="T1">월</text:span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ro2" table:default-cell-style-name="ce3">
              <table:table-cell table:style-name="ce2">
                <text:p text:style-name="P2"><text:span text:style-name="T2">Sun</text:span></text:p>
              </table:table-cell>
              <table:table-cell>
                <text:p text:style-name="P2"><text:span text:style-name="T2">Mon</text:span></text:p>
              </table:table-cell>
              <table:table-cell>
                <text:p text:style-name="P2"><text:span text:style-name="T2">Tue</text:span></text:p>
              </table:table-cell>
              <table:table-cell>
                <text:p text:style-name="P2"><text:span text:style-name="T2">Wed</text:span></text:p>
              </table:table-cell>
              <table:table-cell>
                <text:p text:style-name="P2"><text:span text:style-name="T2">Thu</text:span></text:p>
              </table:table-cell>
              <table:table-cell>
                <text:p text:style-name="P2"><text:span text:style-name="T2">Fri</text:span></text:p>
              </table:table-cell>
              <table:table-cell table:style-name="ce4">
                <text:p text:style-name="P2"><text:span text:style-name="T2">Sat</text:span></text:p>
              </table:table-cell>
            </table:table-row>
            <table:table-row table:style-name="ro3" table:default-cell-style-name="ce6">
              <table:table-cell table:style-name="ce5">
                <text:p text:style-name="P1"><text:span text:style-name="T7">28</text:span></text:p>
              </table:table-cell>
              <table:table-cell>
                <text:p text:style-name="P1"><text:span text:style-name="T7">29</text:span></text:p>
              </table:table-cell>
              <table:table-cell>
                <text:p text:style-name="P1"><text:span text:style-name="T7">30</text:span></text:p>
              </table:table-cell>
              <table:table-cell>
                <text:p text:style-name="P1"><text:span text:style-name="T7">31</text:span></text:p>
              </table:table-cell>
              <table:table-cell>
                <text:p text:style-name="P1"><text:span text:style-name="T3">1</text:span></text:p>
              </table:table-cell>
              <table:table-cell>
                <text:p text:style-name="P1"><text:span text:style-name="T3">2</text:span></text:p>
                <text:p text:style-name="P1"><text:span text:style-name="T3"/></text:p>
              </table:table-cell>
              <table:table-cell table:style-name="ce7">
                <text:p text:style-name="P1"><text:span text:style-name="T3">3</text:span></text:p>
                <text:p text:style-name="P1"><text:span text:style-name="T3"/></text:p>
              </table:table-cell>
            </table:table-row>
            <table:table-row table:style-name="ro3" table:default-cell-style-name="ce9">
              <table:table-cell table:style-name="ce8">
                <text:p text:style-name="P1"><text:span text:style-name="T3">4</text:span></text:p>
              </table:table-cell>
              <table:table-cell>
                <text:p text:style-name="P1"><text:span text:style-name="T3">5</text:span></text:p>
              </table:table-cell>
              <table:table-cell>
                <text:p text:style-name="P1"><text:span text:style-name="T3">6</text:span></text:p>
              </table:table-cell>
              <table:table-cell>
                <text:p text:style-name="P1"><text:span text:style-name="T3">7</text:span></text:p>
              </table:table-cell>
              <table:table-cell>
                <text:p text:style-name="P1"><text:span text:style-name="T3">8</text:span></text:p>
              </table:table-cell>
              <table:table-cell>
                <text:p text:style-name="P1"><text:span text:style-name="T3">9</text:span></text:p>
              </table:table-cell>
              <table:table-cell table:style-name="ce10">
                <text:p text:style-name="P1"><text:span text:style-name="T3">10</text:span></text:p>
              </table:table-cell>
            </table:table-row>
            <table:table-row table:style-name="ro3" table:default-cell-style-name="ce9">
              <table:table-cell table:style-name="ce8">
                <text:p text:style-name="P1"><text:span text:style-name="T3">11</text:span></text:p>
              </table:table-cell>
              <table:table-cell>
                <text:p text:style-name="P1"><text:span text:style-name="T3">12</text:span></text:p>
              </table:table-cell>
              <table:table-cell>
                <text:p text:style-name="P1"><text:span text:style-name="T3">13</text:span></text:p>
              </table:table-cell>
              <table:table-cell>
                <text:p text:style-name="P1"><text:span text:style-name="T3">14</text:span></text:p>
              </table:table-cell>
              <table:table-cell>
                <text:p text:style-name="P1"><text:span text:style-name="T3">15</text:span></text:p>
              </table:table-cell>
              <table:table-cell>
                <text:p text:style-name="P1"><text:span text:style-name="T3">16</text:span></text:p>
              </table:table-cell>
              <table:table-cell table:style-name="ce10">
                <text:p text:style-name="P1"><text:span text:style-name="T3">17</text:span></text:p>
              </table:table-cell>
            </table:table-row>
            <table:table-row table:style-name="ro3" table:default-cell-style-name="ce9">
              <table:table-cell table:style-name="ce8">
                <text:p text:style-name="P1"><text:span text:style-name="T3">18</text:span></text:p>
              </table:table-cell>
              <table:table-cell>
                <text:p text:style-name="P1"><text:span text:style-name="T3">19</text:span></text:p>
              </table:table-cell>
              <table:table-cell>
                <text:p text:style-name="P1"><text:span text:style-name="T3">20</text:span></text:p>
                <text:p text:style-name="P1"><text:span text:style-name="T3"/></text:p>
              </table:table-cell>
              <table:table-cell>
                <text:p text:style-name="P1"><text:span text:style-name="T3">21</text:span></text:p>
              </table:table-cell>
              <table:table-cell>
                <text:p text:style-name="P1"><text:span text:style-name="T3">22</text:span></text:p>
              </table:table-cell>
              <table:table-cell>
                <text:p text:style-name="P1"><text:span text:style-name="T3">23</text:span></text:p>
              </table:table-cell>
              <table:table-cell table:style-name="ce10">
                <text:p text:style-name="P1"><text:span text:style-name="T3">24</text:span></text:p>
              </table:table-cell>
            </table:table-row>
            <table:table-row table:style-name="ro4" table:default-cell-style-name="ce12">
              <table:table-cell table:style-name="ce11">
                <text:p text:style-name="P1"><text:span text:style-name="T3">25</text:span></text:p>
              </table:table-cell>
              <table:table-cell>
                <text:p text:style-name="P1"><text:span text:style-name="T3">26</text:span></text:p>
              </table:table-cell>
              <table:table-cell>
                <text:p text:style-name="P1"><text:span text:style-name="T3">27</text:span></text:p>
              </table:table-cell>
              <table:table-cell>
                <text:p text:style-name="P1"><text:span text:style-name="T3">28</text:span></text:p>
              </table:table-cell>
              <table:table-cell>
                <text:p text:style-name="P1"><text:span text:style-name="T10">29</text:span></text:p>
              </table:table-cell>
              <table:table-cell>
                <text:p text:style-name="P1"><text:span text:style-name="T3">30</text:span></text:p>
              </table:table-cell>
              <table:table-cell table:style-name="ce13"/>
            </table:table-row>
          </table:table>
          <draw:image xlink:href="Pictures/TablePreview3.svm" xlink:type="simple" xlink:show="embed" xlink:actuate="onLoad"/>
        </draw:frame>
        <draw:custom-shape draw:name="Pentagon 36" draw:style-name="gr13" draw:text-style-name="P3" draw:layer="layout" svg:width="3.1cm" svg:height="1.8cm" svg:x="14.1cm" svg:y="7.9cm">
          <text:p text:style-name="P4"><text:span text:style-name="T9">최종 발표</text:span></text:p>
          <draw:enhanced-geometry draw:mirror-horizontal="false" draw:mirror-vertical="false" draw:text-areas="0 0 ?f5 ?f8" svg:viewBox="0 0 0 0" draw:type="ooxml-homePlate" draw:modifiers="0" draw:enhanced-path="M 0 0 L ?f4 0 ?f9 ?f7 ?f4 ?f8 0 ?f8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(?f4 +logwidth)/2"/>
            <draw:equation draw:name="f6" draw:formula="?f4 *1/2"/>
            <draw:equation draw:name="f7" draw:formula="logheight/2"/>
            <draw:equation draw:name="f8" draw:formula="logheight"/>
            <draw:equation draw:name="f9" draw:formula="logwidth"/>
            <draw:handle draw:handle-position="?f4 0" draw:handle-range-x-maximum="?f1" draw:handle-range-x-minimum="0"/>
          </draw:enhanced-geometry>
        </draw:custom-shape>
        <draw:custom-shape draw:name="Pentagon 34" draw:style-name="gr12" draw:text-style-name="P8" draw:layer="layout" svg:width="21.377cm" svg:height="1.7cm" svg:x="1.905cm" svg:y="5.4cm">
          <text:p text:style-name="P4">인수/설치 - 설치 후 인수를 받는 사용자나 발주자가 시험(미니어처로 대체)</text:p>
          <draw:enhanced-geometry draw:mirror-horizontal="false" draw:mirror-vertical="false" draw:text-areas="0 0 ?f5 ?f8" svg:viewBox="0 0 0 0" draw:type="ooxml-homePlate" draw:modifiers="0" draw:enhanced-path="M 0 0 L ?f4 0 ?f9 ?f7 ?f4 ?f8 0 ?f8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(?f4 +logwidth)/2"/>
            <draw:equation draw:name="f6" draw:formula="?f4 *1/2"/>
            <draw:equation draw:name="f7" draw:formula="logheight/2"/>
            <draw:equation draw:name="f8" draw:formula="logheight"/>
            <draw:equation draw:name="f9" draw:formula="logwidth"/>
            <draw:handle draw:handle-position="?f4 0" draw:handle-range-x-maximum="?f1" draw:handle-range-x-minimum="0"/>
          </draw:enhanced-geometry>
        </draw:custom-shape>
        <draw:custom-shape draw:name="Pentagon 29" draw:style-name="gr14" draw:text-style-name="P9" draw:layer="layout" svg:width="6.095cm" svg:height="1.778cm" svg:x="1.905cm" svg:y="7.922cm">
          <text:p text:style-name="P4">최종 발표 1차 완성</text:p>
          <draw:enhanced-geometry draw:mirror-horizontal="false" draw:mirror-vertical="false" draw:text-areas="0 0 ?f5 ?f8" svg:viewBox="0 0 0 0" draw:type="ooxml-homePlate" draw:modifiers="0" draw:enhanced-path="M 0 0 L ?f4 0 ?f9 ?f7 ?f4 ?f8 0 ?f8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(?f4 +logwidth)/2"/>
            <draw:equation draw:name="f6" draw:formula="?f4 *1/2"/>
            <draw:equation draw:name="f7" draw:formula="logheight/2"/>
            <draw:equation draw:name="f8" draw:formula="logheight"/>
            <draw:equation draw:name="f9" draw:formula="logwidth"/>
            <draw:handle draw:handle-position="?f4 0" draw:handle-range-x-maximum="?f1" draw:handle-range-x-minimum="0"/>
          </draw:enhanced-geometry>
        </draw:custom-shape>
        <draw:custom-shape draw:name="Pentagon 37" draw:style-name="gr15" draw:text-style-name="P6" draw:layer="layout" svg:width="6.136cm" svg:height="1.774cm" svg:x="7.964cm" svg:y="7.9cm">
          <text:p text:style-name="P4">유지보수</text:p>
          <draw:enhanced-geometry draw:mirror-horizontal="false" draw:mirror-vertical="false" draw:text-areas="0 0 ?f5 ?f8" svg:viewBox="0 0 0 0" draw:type="ooxml-homePlate" draw:modifiers="0" draw:enhanced-path="M 0 0 L ?f4 0 ?f9 ?f7 ?f4 ?f8 0 ?f8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(?f4 +logwidth)/2"/>
            <draw:equation draw:name="f6" draw:formula="?f4 *1/2"/>
            <draw:equation draw:name="f7" draw:formula="logheight/2"/>
            <draw:equation draw:name="f8" draw:formula="logheight"/>
            <draw:equation draw:name="f9" draw:formula="logwidth"/>
            <draw:handle draw:handle-position="?f4 0" draw:handle-range-x-maximum="?f1" draw:handle-range-x-minimum="0"/>
          </draw:enhanced-geometry>
        </draw:custom-shape>
        <presentation:notes draw:style-name="dp2">
          <draw:page-thumbnail draw:style-name="gr7" draw:layer="layout" svg:width="19.798cm" svg:height="11.136cm" svg:x="0.6cm" svg:y="2.257cm" draw:page-number="3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_20_and_20_Content" presentation:presentation-page-layout-name="AL1T11">
        <draw:frame draw:name="Table 18" draw:style-name="standard" draw:layer="layout" svg:width="21.377cm" svg:height="16.104cm" svg:x="1.905cm" svg:y="1.27cm">
          <table:table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>
              <table:table-cell table:style-name="ce1" table:number-columns-spanned="7"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ro2" table:default-cell-style-name="ce3">
              <table:table-cell table:style-name="ce2">
                <text:p text:style-name="P10"><text:span text:style-name="T2">Sun</text:span></text:p>
              </table:table-cell>
              <table:table-cell>
                <text:p text:style-name="P10"><text:span text:style-name="T2">Mon</text:span></text:p>
              </table:table-cell>
              <table:table-cell>
                <text:p text:style-name="P10"><text:span text:style-name="T2">Tue</text:span></text:p>
              </table:table-cell>
              <table:table-cell>
                <text:p text:style-name="P10"><text:span text:style-name="T2">Wed</text:span></text:p>
              </table:table-cell>
              <table:table-cell>
                <text:p text:style-name="P10"><text:span text:style-name="T2">Thu</text:span></text:p>
              </table:table-cell>
              <table:table-cell>
                <text:p text:style-name="P10"><text:span text:style-name="T2">Fri</text:span></text:p>
              </table:table-cell>
              <table:table-cell table:style-name="ce4">
                <text:p text:style-name="P10"><text:span text:style-name="T2">Sat</text:span></text:p>
              </table:table-cell>
            </table:table-row>
            <table:table-row table:style-name="ro3" table:default-cell-style-name="ce6">
              <table:table-cell table:style-name="ce5"/>
              <table:table-cell/>
              <table:table-cell/>
              <table:table-cell>
                <text:p text:style-name="P11"><text:span text:style-name="T3"><text:s/></text:span></text:p>
              </table:table-cell>
              <table:table-cell/>
              <table:table-cell>
                <text:p text:style-name="P11"><text:span text:style-name="T3">1</text:span></text:p>
                <text:p text:style-name="P11"><text:span text:style-name="T3"/></text:p>
              </table:table-cell>
              <table:table-cell table:style-name="ce7">
                <text:p text:style-name="P11"><text:span text:style-name="T3">2</text:span></text:p>
                <text:p text:style-name="P11"><text:span text:style-name="T3"/></text:p>
              </table:table-cell>
            </table:table-row>
            <table:table-row table:style-name="ro3" table:default-cell-style-name="ce9">
              <table:table-cell table:style-name="ce8">
                <text:p text:style-name="P11"><text:span text:style-name="T3">3</text:span></text:p>
              </table:table-cell>
              <table:table-cell>
                <text:p text:style-name="P11"><text:span text:style-name="T3">4</text:span></text:p>
              </table:table-cell>
              <table:table-cell>
                <text:p text:style-name="P11"><text:span text:style-name="T3">5</text:span></text:p>
              </table:table-cell>
              <table:table-cell>
                <text:p text:style-name="P11"><text:span text:style-name="T3">6</text:span></text:p>
              </table:table-cell>
              <table:table-cell>
                <text:p text:style-name="P11"><text:span text:style-name="T3">7</text:span></text:p>
              </table:table-cell>
              <table:table-cell>
                <text:p text:style-name="P11"><text:span text:style-name="T3">8</text:span></text:p>
              </table:table-cell>
              <table:table-cell table:style-name="ce10">
                <text:p text:style-name="P11"><text:span text:style-name="T3">9</text:span></text:p>
              </table:table-cell>
            </table:table-row>
            <table:table-row table:style-name="ro3" table:default-cell-style-name="ce9">
              <table:table-cell table:style-name="ce8">
                <text:p text:style-name="P11"><text:span text:style-name="T3">10</text:span></text:p>
              </table:table-cell>
              <table:table-cell>
                <text:p text:style-name="P11"><text:span text:style-name="T3">11</text:span></text:p>
              </table:table-cell>
              <table:table-cell>
                <text:p text:style-name="P11"><text:span text:style-name="T3">12</text:span></text:p>
              </table:table-cell>
              <table:table-cell>
                <text:p text:style-name="P11"><text:span text:style-name="T3">13</text:span></text:p>
              </table:table-cell>
              <table:table-cell>
                <text:p text:style-name="P11"><text:span text:style-name="T3">14</text:span></text:p>
              </table:table-cell>
              <table:table-cell>
                <text:p text:style-name="P11"><text:span text:style-name="T3">15</text:span></text:p>
              </table:table-cell>
              <table:table-cell table:style-name="ce10">
                <text:p text:style-name="P11"><text:span text:style-name="T3">16</text:span></text:p>
              </table:table-cell>
            </table:table-row>
            <table:table-row table:style-name="ro3" table:default-cell-style-name="ce9">
              <table:table-cell table:style-name="ce8">
                <text:p text:style-name="P11"><text:span text:style-name="T3">17</text:span></text:p>
              </table:table-cell>
              <table:table-cell>
                <text:p text:style-name="P11"><text:span text:style-name="T3">18</text:span></text:p>
              </table:table-cell>
              <table:table-cell>
                <text:p text:style-name="P11"><text:span text:style-name="T3">19</text:span></text:p>
                <text:p text:style-name="P11"><text:span text:style-name="T3"/></text:p>
              </table:table-cell>
              <table:table-cell>
                <text:p text:style-name="P11"><text:span text:style-name="T3">20</text:span></text:p>
              </table:table-cell>
              <table:table-cell>
                <text:p text:style-name="P11"><text:span text:style-name="T3">21</text:span></text:p>
              </table:table-cell>
              <table:table-cell>
                <text:p text:style-name="P11"><text:span text:style-name="T3">22</text:span></text:p>
              </table:table-cell>
              <table:table-cell table:style-name="ce10">
                <text:p text:style-name="P11"><text:span text:style-name="T3">23</text:span></text:p>
              </table:table-cell>
            </table:table-row>
            <table:table-row table:style-name="ro4" table:default-cell-style-name="ce12">
              <table:table-cell table:style-name="ce11">
                <text:p text:style-name="P11"><text:span text:style-name="T3">24</text:span></text:p>
              </table:table-cell>
              <table:table-cell>
                <text:p text:style-name="P11"><text:span text:style-name="T3">25</text:span></text:p>
              </table:table-cell>
              <table:table-cell>
                <text:p text:style-name="P11"><text:span text:style-name="T3">26</text:span></text:p>
              </table:table-cell>
              <table:table-cell>
                <text:p text:style-name="P11"><text:span text:style-name="T3">27</text:span></text:p>
              </table:table-cell>
              <table:table-cell>
                <text:p text:style-name="P11"><text:span text:style-name="T3">28</text:span></text:p>
              </table:table-cell>
              <table:table-cell>
                <text:p text:style-name="P11"><text:span text:style-name="T3">29</text:span></text:p>
              </table:table-cell>
              <table:table-cell table:style-name="ce13">
                <text:p text:style-name="P11"><text:span text:style-name="T3">30</text:span></text:p>
              </table:table-cell>
            </table:table-row>
          </table:table>
          <draw:image xlink:href="Pictures/TablePreview4.svm" xlink:type="simple" xlink:show="embed" xlink:actuate="onLoad"/>
        </draw:frame>
        <draw:custom-shape draw:name="Pentagon 29" draw:style-name="gr16" draw:text-style-name="P9" draw:layer="layout" svg:width="9.167cm" svg:height="0.378cm" svg:x="14.116cm" svg:y="11.501cm">
          <text:p/>
          <draw:enhanced-geometry draw:mirror-horizontal="false" draw:mirror-vertical="false" draw:text-areas="0 0 ?f5 ?f8" svg:viewBox="0 0 0 0" draw:type="ooxml-homePlate" draw:modifiers="0" draw:enhanced-path="M 0 0 L ?f4 0 ?f9 ?f7 ?f4 ?f8 0 ?f8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(?f4 +logwidth)/2"/>
            <draw:equation draw:name="f6" draw:formula="?f4 *1/2"/>
            <draw:equation draw:name="f7" draw:formula="logheight/2"/>
            <draw:equation draw:name="f8" draw:formula="logheight"/>
            <draw:equation draw:name="f9" draw:formula="logwidth"/>
            <draw:handle draw:handle-position="?f4 0" draw:handle-range-x-maximum="?f1" draw:handle-range-x-minimum="0"/>
          </draw:enhanced-geometry>
        </draw:custom-shape>
        <draw:custom-shape draw:name="Pentagon 30" draw:style-name="gr17" draw:text-style-name="P3" draw:layer="layout" svg:width="6.118cm" svg:height="0.327cm" svg:x="17.171cm" svg:y="6.231cm">
          <text:p/>
          <draw:enhanced-geometry draw:mirror-horizontal="false" draw:mirror-vertical="true" draw:text-areas="0 0 ?f5 ?f8" svg:viewBox="0 0 0 0" draw:type="ooxml-homePlate" draw:modifiers="0" draw:enhanced-path="M 0 0 L ?f4 0 ?f9 ?f7 ?f4 ?f8 0 ?f8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(?f4 +logwidth)/2"/>
            <draw:equation draw:name="f6" draw:formula="?f4 *1/2"/>
            <draw:equation draw:name="f7" draw:formula="logheight/2"/>
            <draw:equation draw:name="f8" draw:formula="logheight"/>
            <draw:equation draw:name="f9" draw:formula="logwidth"/>
            <draw:handle draw:handle-position="?f4 0" draw:handle-range-x-maximum="?f1" draw:handle-range-x-minimum="0"/>
          </draw:enhanced-geometry>
        </draw:custom-shape>
        <draw:custom-shape draw:name="Pentagon 32" draw:style-name="gr18" draw:text-style-name="P8" draw:layer="layout" svg:width="9.174cm" svg:height="0.327cm" svg:x="14.116cm" svg:y="5.792cm">
          <text:p/>
          <draw:enhanced-geometry draw:mirror-horizontal="false" draw:mirror-vertical="true" draw:text-areas="0 0 ?f5 ?f8" svg:viewBox="0 0 0 0" draw:type="ooxml-homePlate" draw:modifiers="0" draw:enhanced-path="M 0 0 L ?f4 0 ?f9 ?f7 ?f4 ?f8 0 ?f8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(?f4 +logwidth)/2"/>
            <draw:equation draw:name="f6" draw:formula="?f4 *1/2"/>
            <draw:equation draw:name="f7" draw:formula="logheight/2"/>
            <draw:equation draw:name="f8" draw:formula="logheight"/>
            <draw:equation draw:name="f9" draw:formula="logwidth"/>
            <draw:handle draw:handle-position="?f4 0" draw:handle-range-x-maximum="?f1" draw:handle-range-x-minimum="0"/>
          </draw:enhanced-geometry>
        </draw:custom-shape>
        <draw:custom-shape draw:name="Pentagon 33" draw:style-name="gr19" draw:text-style-name="P3" draw:layer="layout" svg:width="15.251cm" svg:height="0.378cm" svg:x="1.92cm" svg:y="8.694cm">
          <text:p/>
          <draw:enhanced-geometry draw:mirror-horizontal="false" draw:mirror-vertical="false" draw:text-areas="0 0 ?f5 ?f8" svg:viewBox="0 0 0 0" draw:type="ooxml-homePlate" draw:modifiers="0" draw:enhanced-path="M 0 0 L ?f4 0 ?f9 ?f7 ?f4 ?f8 0 ?f8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(?f4 +logwidth)/2"/>
            <draw:equation draw:name="f6" draw:formula="?f4 *1/2"/>
            <draw:equation draw:name="f7" draw:formula="logheight/2"/>
            <draw:equation draw:name="f8" draw:formula="logheight"/>
            <draw:equation draw:name="f9" draw:formula="logwidth"/>
            <draw:handle draw:handle-position="?f4 0" draw:handle-range-x-maximum="?f1" draw:handle-range-x-minimum="0"/>
          </draw:enhanced-geometry>
        </draw:custom-shape>
        <draw:custom-shape draw:name="Pentagon 34" draw:style-name="gr20" draw:text-style-name="P8" draw:layer="layout" svg:width="9.141cm" svg:height="0.378cm" svg:x="1.927cm" svg:y="8.255cm">
          <text:p/>
          <draw:enhanced-geometry draw:mirror-horizontal="false" draw:mirror-vertical="false" draw:text-areas="0 0 ?f5 ?f8" svg:viewBox="0 0 0 0" draw:type="ooxml-homePlate" draw:modifiers="0" draw:enhanced-path="M 0 0 L ?f4 0 ?f9 ?f7 ?f4 ?f8 0 ?f8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(?f4 +logwidth)/2"/>
            <draw:equation draw:name="f6" draw:formula="?f4 *1/2"/>
            <draw:equation draw:name="f7" draw:formula="logheight/2"/>
            <draw:equation draw:name="f8" draw:formula="logheight"/>
            <draw:equation draw:name="f9" draw:formula="logwidth"/>
            <draw:handle draw:handle-position="?f4 0" draw:handle-range-x-maximum="?f1" draw:handle-range-x-minimum="0"/>
          </draw:enhanced-geometry>
        </draw:custom-shape>
        <draw:custom-shape draw:name="Pentagon 36" draw:style-name="gr21" draw:text-style-name="P13" draw:layer="layout" svg:width="9.2cm" svg:height="0.85cm" svg:x="1.846cm" svg:y="13.35cm">
          <text:p text:style-name="P12"><text:span text:style-name="T5">팀별 주제 및 스케줄 발표 준비 </text:span></text:p>
          <draw:enhanced-geometry draw:mirror-horizontal="false" draw:mirror-vertical="false" draw:text-areas="0 0 ?f5 ?f8" svg:viewBox="0 0 0 0" draw:type="ooxml-homePlate" draw:modifiers="0" draw:enhanced-path="M 0 0 L ?f4 0 ?f9 ?f7 ?f4 ?f8 0 ?f8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(?f4 +logwidth)/2"/>
            <draw:equation draw:name="f6" draw:formula="?f4 *1/2"/>
            <draw:equation draw:name="f7" draw:formula="logheight/2"/>
            <draw:equation draw:name="f8" draw:formula="logheight"/>
            <draw:equation draw:name="f9" draw:formula="logwidth"/>
            <draw:handle draw:handle-position="?f4 0" draw:handle-range-x-maximum="?f1" draw:handle-range-x-minimum="0"/>
          </draw:enhanced-geometry>
        </draw:custom-shape>
        <draw:custom-shape draw:name="Pentagon 38" draw:style-name="gr22" draw:text-style-name="P5" draw:layer="layout" svg:width="9.167cm" svg:height="0.378cm" svg:x="4.961cm" svg:y="10.901cm">
          <text:p/>
          <draw:enhanced-geometry draw:mirror-horizontal="false" draw:mirror-vertical="false" draw:text-areas="0 0 ?f5 ?f8" svg:viewBox="0 0 0 0" draw:type="ooxml-homePlate" draw:modifiers="0" draw:enhanced-path="M 0 0 L ?f4 0 ?f9 ?f7 ?f4 ?f8 0 ?f8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(?f4 +logwidth)/2"/>
            <draw:equation draw:name="f6" draw:formula="?f4 *1/2"/>
            <draw:equation draw:name="f7" draw:formula="logheight/2"/>
            <draw:equation draw:name="f8" draw:formula="logheight"/>
            <draw:equation draw:name="f9" draw:formula="logwidth"/>
            <draw:handle draw:handle-position="?f4 0" draw:handle-range-x-maximum="?f1" draw:handle-range-x-minimum="0"/>
          </draw:enhanced-geometry>
        </draw:custom-shape>
        <draw:custom-shape draw:name="Pentagon 37" draw:style-name="gr3" draw:text-style-name="P6" draw:layer="layout" svg:width="3.154cm" svg:height="0.778cm" svg:x="11.046cm" svg:y="13.4cm">
          <text:p text:style-name="P4">1차 발표</text:p>
          <draw:enhanced-geometry draw:mirror-horizontal="false" draw:mirror-vertical="false" draw:text-areas="0 0 ?f5 ?f8" svg:viewBox="0 0 0 0" draw:type="ooxml-homePlate" draw:modifiers="0" draw:enhanced-path="M 0 0 L ?f4 0 ?f9 ?f7 ?f4 ?f8 0 ?f8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(?f4 +logwidth)/2"/>
            <draw:equation draw:name="f6" draw:formula="?f4 *1/2"/>
            <draw:equation draw:name="f7" draw:formula="logheight/2"/>
            <draw:equation draw:name="f8" draw:formula="logheight"/>
            <draw:equation draw:name="f9" draw:formula="logwidth"/>
            <draw:handle draw:handle-position="?f4 0" draw:handle-range-x-maximum="?f1" draw:handle-range-x-minimum="0"/>
          </draw:enhanced-geometry>
        </draw:custom-shape>
        <presentation:notes draw:style-name="dp2">
          <draw:page-thumbnail draw:style-name="gr7" draw:layer="layout" svg:width="19.798cm" svg:height="11.136cm" svg:x="0.6cm" svg:y="2.257cm" draw:page-number="4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Noto Sans CJK JP" svg:font-family="'Noto Sans CJK JP'" style:font-family-generic="roman" style:font-pitch="variable"/>
    <style:font-face style:name="Lohit Devanagari" svg:font-family="'Lohit Devanagari'" style:font-family-generic="system" style:font-pitch="variable"/>
    <style:font-face style:name="Noto Sans CJK JP1" svg:font-family="'Noto Sans CJK JP'" style:font-family-generic="system" style:font-pitch="variable"/>
  </office:font-face-decls>
  <office:styles>
    <draw:gradient draw:name="Gradient_20_2" draw:display-name="Gradient 2" draw:style="linear" draw:start-color="#0070c0" draw:end-color="#0091ea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Noto Sans CJK JP" fo:font-size="24pt" fo:language="en" fo:country="US" style:font-name-asian="Noto Sans CJK JP1" style:font-size-asian="24pt" style:language-asian="ko" style:country-asian="KR" style:font-name-complex="Noto Sans CJK JP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oto Sans CJK JP" fo:font-family="'Noto Sans CJK JP'" style:font-family-generic="roman" style:font-pitch="variable" fo:font-size="18pt" fo:font-style="normal" fo:text-shadow="none" style:text-underline-style="none" fo:font-weight="normal" style:letter-kerning="true" style:font-name-asian="Noto Sans CJK JP1" style:font-family-asian="'Noto Sans CJK J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색과_20_선이_20_없는_20_개체" style:display-name="색과 선이 없는 개체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CJK JP" fo:font-family="'Noto Sans CJK JP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JP1" style:font-family-asian="'Noto Sans CJK J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383838" style:text-outline="false" style:text-line-through-style="none" style:text-line-through-type="none" style:text-position="0% 100%" style:font-name="Calibri" fo:font-family="Calibri" fo:font-size="32pt" fo:letter-spacing="normal" fo:language="zh" fo:country="CN" fo:font-style="normal" fo:text-shadow="none" style:text-underline-style="none" fo:font-weight="normal" style:letter-kerning="true" fo:background-color="transparent" style:font-name-asian="Noto Sans CJK JP1" style:font-family-asian="'Noto Sans CJK JP'" style:font-family-generic-asian="system" style:font-pitch-asian="variable" style:font-size-asian="32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zh" style:country-complex="CN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start" style:punctuation-wrap="hanging"/>
      <style:text-properties fo:font-variant="normal" fo:text-transform="none" fo:color="#383838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punctuation-wrap="hanging"/>
      <style:text-properties fo:font-variant="normal" fo:text-transform="none" fo:color="#383838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 style:punctuation-wrap="hanging"/>
      <style:text-properties fo:font-variant="normal" fo:text-transform="none" fo:color="#383838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Noto Sans CJK JP" fo:font-family="'Noto Sans CJK JP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JP1" style:font-family-asian="'Noto Sans CJK J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383838" style:text-outline="false" style:text-line-through-style="none" style:text-line-through-type="none" style:text-position="0% 100%" style:font-name="Calibri" fo:font-family="Calibri" fo:font-size="18pt" fo:letter-spacing="normal" fo:language="zh" fo:country="CN" fo:font-style="normal" fo:text-shadow="none" style:text-underline-style="none" fo:font-weight="normal" style:letter-kerning="true" fo:background-color="transparent" style:font-name-asian="Noto Sans CJK JP1" style:font-family-asian="'Noto Sans CJK JP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zh" style:country-complex="CN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and_20_Content-title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" style:family="presentation" style:parent-style-name="Title_20_and_20_Content-outline1">
      <style:graphic-properties draw:stroke="none" svg:stroke-width="0.026cm" draw:stroke-linejoin="miter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4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5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 style:writing-mode="lr-tb"/>
      <style:text-properties fo:font-size="44pt"/>
    </style:style>
    <style:style style:name="MP6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7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font-size="32pt"/>
    </style:style>
    <style:style style:name="MP8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font-size="32pt"/>
    </style:style>
    <style:style style:name="MP9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font-size="32pt"/>
    </style:style>
    <style:style style:name="MP10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font-size="32pt"/>
    </style:style>
    <style:style style:name="MP11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13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4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T1" style:family="text">
      <style:text-properties fo:font-variant="normal" fo:text-transform="none" fo:color="#383838" style:text-line-through-style="none" style:text-line-through-type="none" style:text-position="0% 100%" style:font-name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2" style:family="text">
      <style:text-properties fo:font-variant="normal" fo:text-transform="none" fo:color="#383838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3" style:family="text">
      <style:text-properties fo:font-variant="normal" fo:text-transform="none" fo:color="#383838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383838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383838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909090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fo:color="#383838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383838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383838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383838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383838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383838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383838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383838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383838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383838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fo:color="#383838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383838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383838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383838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fo:color="#383838" fo:font-size="100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style:font-pitch="variable" fo:color="#383838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●">
        <style:list-level-properties text:min-label-width="0.6cm"/>
        <style:text-properties fo:font-family="StarSymbol" fo:color="#90909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숫자&gt;</text:page-number></text:p>
        </draw:text-box>
      </draw:frame>
    </style:handout-master>
    <style:master-page style:name="Title_20_and_20_Content" style:display-name="Title and Content" style:page-layout-name="PM1" draw:style-name="Mdp1">
      <draw:frame draw:name="Title 1" presentation:style-name="Mpr1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1">Click to edit Master title style</text:span></text:p>
        </draw:text-box>
      </draw:frame>
      <draw:frame draw:name="Content Placeholder 2" presentation:style-name="Mpr2" draw:text-style-name="MP11" draw:layer="backgroundobjects" svg:width="22.859cm" svg:height="12.571cm" svg:x="1.27cm" svg:y="4.445cm" presentation:class="outline" presentation:user-transformed="true">
        <draw:text-box>
          <text:list text:style-name="ML3">
            <text:list-item>
              <text:p text:style-name="MP7"><text:span text:style-name="MT2">Click to edit Master text styles</text:span></text:p>
            </text:list-item>
          </text:list>
          <text:list text:style-name="ML4">
            <text:list-item>
              <text:list>
                <text:list-item>
                  <text:p text:style-name="MP8"><text:span text:style-name="MT3">Second level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9"><text:span text:style-name="MT4">Third level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0"><text:span text:style-name="MT5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0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13" draw:layer="backgroundobjects" svg:width="5.926cm" svg:height="1.013cm" svg:x="1.27cm" svg:y="17.657cm" presentation:class="date-time" presentation:user-transformed="true">
        <draw:text-box>
          <text:p text:style-name="MP12"><text:span text:style-name="MT6"><text:date style:data-style-name="D1" text:date-value="2022-07-18">7/18/22</text:date></text:span></text:p>
        </draw:text-box>
      </draw:frame>
      <draw:frame draw:name="Footer Placeholder 4" presentation:style-name="Mpr3" draw:text-style-name="MP13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3" draw:text-style-name="MP13" draw:layer="backgroundobjects" svg:width="5.926cm" svg:height="1.013cm" svg:x="18.203cm" svg:y="17.657cm" presentation:class="page-number" presentation:user-transformed="true">
        <draw:text-box>
          <text:p text:style-name="MP14"><text:span text:style-name="MT6"><text:page-number>&lt;숫자&gt;</text:page-number></text:span></text:p>
        </draw:text-box>
      </draw:frame>
      <presentation:notes style:page-layout-name="PM0">
        <draw:page-thumbnail presentation:style-name="Title_20_and_20_Content-title" draw:layer="backgroundobjects" svg:width="19.798cm" svg:height="11.136cm" svg:x="0.6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page-number>&lt;숫자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演示文稿</dc:title>
    <meta:initial-creator>Qingri-7</meta:initial-creator>
    <meta:editing-cycles>331</meta:editing-cycles>
    <meta:creation-date>2010-07-23T09:33:49</meta:creation-date>
    <dc:date>2022-07-18T12:47:29.254275083</dc:date>
    <meta:editing-duration>P3DT19H50M40S</meta:editing-duration>
    <meta:generator>LibreOffice/6.0.7.3$Linux_X86_64 LibreOffice_project/00m0$Build-3</meta:generator>
    <meta:document-statistic meta:object-count="57"/>
    <meta:user-defined meta:name="AppVersion">16.0000</meta:user-defined>
    <meta:user-defined meta:name="Company">Design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" meta:value-type="string">Slide 1</meta:user-defined>
    <meta:user-defined meta:name="PresentationFormat" meta:value-type="string">全屏显示(4:3)</meta:user-defined>
    <meta:user-defined meta:name="ScaleCrop" meta:value-type="boolean">false</meta:user-defined>
    <meta:user-defined meta:name="ShareDoc" meta:value-type="boolean">false</meta:user-defined>
    <meta:user-defined meta:name="SlideDescription" meta:value-type="string"/>
    <meta:user-defined meta:name="Slides" meta:value-type="float">1</meta:user-defined>
    <meta:template xlink:type="simple" xlink:actuate="onRequest" xlink:title="Scrum Process" xlink:href=""/>
  </office:meta>
</office:document-meta>
</file>